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9b10" officeooo:paragraph-rsid="00079b10"/>
    </style:style>
    <style:style style:name="P2" style:family="paragraph" style:parent-style-name="Standard">
      <style:text-properties officeooo:rsid="0007a879" officeooo:paragraph-rsid="0007a879"/>
    </style:style>
    <style:style style:name="P3" style:family="paragraph" style:parent-style-name="Standard">
      <style:text-properties officeooo:rsid="0007a879" officeooo:paragraph-rsid="0007a879"/>
    </style:style>
    <style:style style:name="P4" style:family="paragraph" style:parent-style-name="Standard">
      <style:text-properties officeooo:rsid="00095f91" officeooo:paragraph-rsid="00095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up Proyecto Final</text:p>
      <text:p text:style-name="P1">Cahe Simulator</text:p>
      <text:p text:style-name="P1"/>
      <text:p text:style-name="P2">Introduccion</text:p>
      <text:p text:style-name="P4">javac simulador_cache/*.java</text:p>
      <text:p text:style-name="P4">java simulador_cache/Principal workload.txt LRU 50000</text:p>
      <text:p text:style-name="P1"/>
      <text:p text:style-name="P1"/>
      <text:p text:style-name="P1">Bibliografia </text:p>
      <text:p text:style-name="P1"><text:a xlink:type="simple" xlink:href="http://stackoverflow.com/questions/5407703/javac-command-not-found">http://stackoverflow.com/questions/5407703/javac-command-not-found</text:a></text:p>
      <text:p text:style-name="P1"><text:a xlink:type="simple" xlink:href="http://tecadmin.net/install-java-8-on-centos-rhel-and-fedora/">http://tecadmin.net/install-java-8-on-centos-rhel-and-fedora/</text:a></text:p>
      <text:p text:style-name="P2"><text:a xlink:type="simple" xlink:href="http://www.programcreek.com/2013/03/leetcode-lru-cache-java/">http://www.programcreek.com/2013/03/leetcode-lru-cache-java/</text:a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6:58:57.525368184</meta:creation-date>
    <dc:date>2015-09-11T16:23:26.553741987</dc:date>
    <meta:editing-duration>PT24M9S</meta:editing-duration>
    <meta:editing-cycles>2</meta:editing-cycles>
    <meta:generator>LibreOffice/4.2.6.3$Linux_X86_64 LibreOffice_project/420$Build-3</meta:generator>
    <meta:document-statistic meta:table-count="0" meta:image-count="0" meta:object-count="0" meta:page-count="1" meta:paragraph-count="9" meta:word-count="18" meta:character-count="332" meta:non-whitespace-character-count="320"/>
  </office:meta>
</office:document-meta>
</file>